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25%"/>
      <style:text-properties fo:color="#808080"/>
    </style:style>
    <style:style style:name="P2" style:family="paragraph" style:parent-style-name="Preformatted_20_Text">
      <style:paragraph-properties fo:line-height="125%"/>
      <style:text-properties fo:color="#303030"/>
    </style:style>
    <style:style style:name="P3" style:family="paragraph" style:parent-style-name="Preformatted_20_Text">
      <style:paragraph-properties fo:line-height="125%"/>
    </style:style>
    <style:style style:name="P4" style:family="paragraph" style:parent-style-name="Preformatted_20_Text">
      <style:paragraph-properties fo:margin-top="0in" fo:margin-bottom="0.1965in" fo:line-height="125%"/>
      <style:text-properties fo:color="#808080"/>
    </style:style>
    <style:style style:name="P5" style:family="paragraph" style:parent-style-name="Preformatted_20_Text">
      <style:paragraph-properties fo:line-height="125%"/>
      <style:text-properties fo:color="#303030" fo:font-size="10pt" style:font-size-asian="10pt" style:font-size-complex="10pt"/>
    </style:style>
    <style:style style:name="T1" style:family="text">
      <style:text-properties fo:color="#008000" fo:font-weight="bold"/>
    </style:style>
    <style:style style:name="T2" style:family="text">
      <style:text-properties fo:color="#008000" fo:font-size="10pt" fo:font-weight="bold" style:font-size-asian="10pt" style:font-size-complex="10pt"/>
    </style:style>
    <style:style style:name="T3" style:family="text">
      <style:text-properties fo:color="#0e84b5" fo:font-size="10pt" fo:font-weight="bold" style:font-size-asian="10pt" style:font-size-complex="10pt"/>
    </style:style>
    <style:style style:name="T4" style:family="text">
      <style:text-properties fo:color="#303030"/>
    </style:style>
    <style:style style:name="T5" style:family="text">
      <style:text-properties fo:color="#303030" fo:font-size="10pt" style:font-size-asian="10pt" style:font-size-complex="10pt"/>
    </style:style>
    <style:style style:name="T6" style:family="text">
      <style:text-properties fo:color="#b00060" fo:font-weight="bold"/>
    </style:style>
    <style:style style:name="T7" style:family="text">
      <style:text-properties fo:color="#808080"/>
    </style:style>
    <style:style style:name="T8" style:family="text">
      <style:text-properties fo:color="#303090" fo:font-weight="bold"/>
    </style:style>
    <style:style style:name="T9" style:family="text">
      <style:text-properties fo:color="#6000e0" fo:font-weight="bold"/>
    </style:style>
    <style:style style:name="T10" style:family="text">
      <style:text-properties fo:color="#0000d0" fo:font-weight="bold"/>
    </style:style>
    <style:style style:name="T11" style:family="text">
      <style:text-properties fo:background-color="#fff0f0"/>
    </style:style>
    <style:style style:name="T12" style:family="text">
      <style:text-properties fo:color="#505050" fo:font-weight="bold"/>
    </style:style>
    <style:style style:name="T13" style:family="text">
      <style:text-properties fo:color="#0060b0" fo:font-weight="bold"/>
    </style:style>
    <style:style style:name="T14" style:family="text">
      <style:text-properties fo:color="#0000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mport</text:span><text:span text:style-name="T5"> </text:span><text:span text:style-name="T3">bmod.wattagecalculator.Plugin</text:span><text:span text:style-name="T5">;</text:span></text:p>
      <text:p text:style-name="P3"/>
      <text:p text:style-name="P1">/**</text:p>
      <text:p text:style-name="P1"><text:s/>* Always leave a good comment here about what the class does, it will be saved</text:p>
      <text:p text:style-name="P1"><text:s/>* when you generate documentation, and be placed there.</text:p>
      <text:p text:style-name="P1"><text:s/>* </text:p>
      <text:p text:style-name="P1"><text:s/>* Always include your name, and email address, so future onlookers know who</text:p>
      <text:p text:style-name="P1"><text:s/>* created the class for copyright reasons.</text:p>
      <text:p text:style-name="P1"><text:s/>* </text:p>
      <text:p text:style-name="P1"><text:s/>* If you put your name after an @author tag, then it will be specially </text:p>
      <text:p text:style-name="P1"><text:s/>* formatted in the documentation.</text:p>
      <text:p text:style-name="P1"><text:s/>* </text:p>
      <text:p text:style-name="P1"><text:s/>* Class names should be formatted in CamelCase, no underscores.</text:p>
      <text:p text:style-name="P1"><text:s/>* </text:p>
      <text:p text:style-name="P1"><text:s/>* @author Joseph Lewis &lt;joehms22@gmail.com&gt;</text:p>
      <text:p text:style-name="P1"><text:s/>*/</text:p>
      <text:p text:style-name="P3"><text:span text:style-name="T1">public</text:span> <text:span text:style-name="T1">class</text:span> <text:span text:style-name="T6">Elevator</text:span> <text:span text:style-name="T1">extends</text:span> Plugin</text:p>
      <text:p text:style-name="P2">{</text:p>
      <text:p text:style-name="P3"><text:s text:c="8"/><text:span text:style-name="T7">// Declare all variables up here, outside the main method.</text:span></text:p>
      <text:p text:style-name="P3"><text:s text:c="8"/><text:span text:style-name="T7">// if you know a variable is not going to change, precede it with "final"</text:span></text:p>
      <text:p text:style-name="P3"><text:s text:c="8"/><text:span text:style-name="T7">// this makes sure you don't accidentally change it later.</text:span></text:p>
      <text:p text:style-name="P3"><text:s text:c="8"/><text:span text:style-name="T7">// final variables should be named in ALL_CAPS_SEPARATED_BY_UNDERSCORES</text:span></text:p>
      <text:p text:style-name="P3"><text:s text:c="8"/><text:span text:style-name="T1">private</text:span> <text:span text:style-name="T1">final</text:span> <text:span text:style-name="T8">double</text:span> PI <text:span text:style-name="T4">=</text:span> <text:span text:style-name="T9">3.14</text:span><text:span text:style-name="T4">;</text:span></text:p>
      <text:p text:style-name="P3"><text:s text:c="8"/><text:span text:style-name="T1">private</text:span> <text:span text:style-name="T1">final</text:span> <text:span text:style-name="T8">int</text:span> MAX_NUMBER_OF_FLOORS <text:span text:style-name="T4">=</text:span> <text:span text:style-name="T10">15</text:span><text:span text:style-name="T4">;</text:span></text:p>
      <text:p text:style-name="P3"><text:s text:c="8"/><text:span text:style-name="T1">private</text:span> <text:span text:style-name="T1">final</text:span> <text:span text:style-name="T8">double</text:span> PERCENT_TAKING_ELEVATOR <text:span text:style-name="T4">=</text:span> <text:span text:style-name="T4">.</text:span><text:span text:style-name="T10">01</text:span><text:span text:style-name="T4">;</text:span></text:p>
      <text:p text:style-name="P3"><text:s text:c="8"/><text:span text:style-name="T1">private</text:span> <text:span text:style-name="T1">final</text:span> String ELEVATOR_DEVICE_NAME <text:span text:style-name="T4">=</text:span> <text:span text:style-name="T11">"Elevator"</text:span><text:span text:style-name="T4">;</text:span></text:p>
      <text:p text:style-name="P3"><text:s text:c="8"/></text:p>
      <text:p text:style-name="P3"/>
      <text:p text:style-name="P3"><text:s text:c="8"/><text:span text:style-name="T7">/**</text:span></text:p>
      <text:p text:style-name="P1"><text:s text:c="9"/>* Methods should be commented with what they do, but remember to always</text:p>
      <text:p text:style-name="P1"><text:s text:c="9"/>* use as descriptive of a name as possible, so it takes less time to </text:p>
      <text:p text:style-name="P1"><text:s text:c="9"/>* learn for newcomers to your code. Methods should always start with a </text:p>
      <text:p text:style-name="P1"><text:s text:c="9"/>* lower case, and should be camelCase afterwards.</text:p>
      <text:p text:style-name="P1"><text:s text:c="9"/>*/</text:p>
      <text:p text:style-name="P3"><text:s text:c="8"/><text:span text:style-name="T12">@Override</text:span></text:p>
      <text:p text:style-name="P3"><text:s text:c="8"/><text:span text:style-name="T1">public</text:span> <text:span text:style-name="T8">void</text:span> <text:span text:style-name="T13">getWatts</text:span><text:span text:style-name="T4">()</text:span></text:p>
      <text:p text:style-name="P3"><text:s text:c="8"/><text:span text:style-name="T4">{</text:span></text:p>
      <text:p text:style-name="P3"><text:s text:c="16"/><text:span text:style-name="T7">// Get the number of watts the elevator uses. We won't make this a final</text:span></text:p>
      <text:p text:style-name="P3"><text:s text:c="16"/><text:span text:style-name="T7">// up above, because the user may change the number of watts the </text:span></text:p>
      <text:p text:style-name="P3"><text:s text:c="16"/><text:span text:style-name="T7">// elevator uses between runs.</text:span></text:p>
      <text:p text:style-name="P3"><text:s text:c="16"/><text:span text:style-name="T8">double</text:span> elevator_watts <text:span text:style-name="T4">=</text:span> m_mech<text:span text:style-name="T4">.</text:span><text:span text:style-name="T14">readDeviceType</text:span><text:span text:style-name="T4">(</text:span>ELEVATOR_DEVICE_NAME<text:span text:style-name="T4">)</text:span></text:p>
      <text:p text:style-name="P3"><text:s text:c="72"/><text:span text:style-name="T4">.</text:span><text:span text:style-name="T14">getWatts</text:span><text:span text:style-name="T4">();</text:span></text:p>
      <text:p text:style-name="P3"><text:s text:c="32"/></text:p>
      <text:p text:style-name="P3"><text:s text:c="16"/></text:p>
      <text:p text:style-name="P3"><text:s text:c="16"/><text:span text:style-name="T7">// Each "floor" is a zone, floor "0" is ground level.</text:span></text:p>
      <text:p text:style-name="P3"><text:s text:c="16"/><text:span text:style-name="T1">for</text:span><text:span text:style-name="T4">(</text:span><text:span text:style-name="T8">int</text:span> i <text:span text:style-name="T4">=</text:span> <text:span text:style-name="T10">1</text:span><text:span text:style-name="T4">;</text:span> i <text:span text:style-name="T4">&lt;=</text:span> MAX_NUMBER_OF_FLOORS<text:span text:style-name="T4">;</text:span> i<text:span text:style-name="T4">++)</text:span></text:p>
      <text:p text:style-name="P3"><text:s text:c="16"/><text:span text:style-name="T4">{</text:span></text:p>
      <text:p text:style-name="P3"><text:s text:c="24"/>String floor <text:span text:style-name="T4">=</text:span> getElevatorZoneForFloor<text:span text:style-name="T4">(</text:span>i<text:span text:style-name="T4">);</text:span></text:p>
      <text:p text:style-name="P3"><text:s text:c="24"/></text:p>
      <text:p text:style-name="P3"><text:s text:c="24"/><text:span text:style-name="T7">// We'll get the number of people in the zone, in the given building</text:span></text:p>
      <text:p text:style-name="P3"><text:s text:c="24"/><text:span text:style-name="T7">// from start time to end time.</text:span></text:p>
      <text:p text:style-name="P3"><text:soft-page-break/><text:s text:c="24"/><text:span text:style-name="T8">int</text:span> zone_pop <text:span text:style-name="T4">=</text:span> getZonePopulation<text:span text:style-name="T4">(</text:span>floor<text:span text:style-name="T4">,</text:span> startTime<text:span text:style-name="T4">,</text:span> endTime<text:span text:style-name="T4">,</text:span> building<text:span text:style-name="T4">);</text:span></text:p>
      <text:p text:style-name="P3"><text:s text:c="24"/></text:p>
      <text:p text:style-name="P3"><text:s text:c="24"/><text:span text:style-name="T7">// For demo purposes only, we'll say 1% of people take the elevator </text:span></text:p>
      <text:p text:style-name="P3"><text:s text:c="24"/><text:span text:style-name="T7">// on each floor, fancier things could be done though, i.e. higher </text:span></text:p>
      <text:p text:style-name="P3"><text:s text:c="24"/><text:span text:style-name="T7">// floors take the elevator more often.</text:span></text:p>
      <text:p text:style-name="P3"><text:s text:c="24"/><text:span text:style-name="T8">double</text:span> watts <text:span text:style-name="T4">=</text:span> zone_pop <text:span text:style-name="T4">*</text:span> PERCENT_TAKING_ELEVATOR <text:span text:style-name="T4">*</text:span> elevator_watts<text:span text:style-name="T4">;</text:span></text:p>
      <text:p text:style-name="P3"><text:s text:c="24"/></text:p>
      <text:p text:style-name="P3"><text:s text:c="24"/><text:span text:style-name="T7">// Here we call a method that is from the class we "extended" </text:span></text:p>
      <text:p text:style-name="P3"><text:s text:c="24"/><text:span text:style-name="T7">// earlier, the documentation for that class says it will add the</text:span></text:p>
      <text:p text:style-name="P3"><text:s text:c="24"/><text:span text:style-name="T7">// number of watts to the total, and </text:span></text:p>
      <text:p text:style-name="P3"><text:s text:c="24"/>addWatts<text:span text:style-name="T4">(</text:span>watts<text:span text:style-name="T4">,</text:span> floor<text:span text:style-name="T4">);</text:span></text:p>
      <text:p text:style-name="P3"><text:s text:c="16"/><text:span text:style-name="T4">}</text:span></text:p>
      <text:p text:style-name="P3"><text:s text:c="8"/><text:span text:style-name="T4">}</text:span></text:p>
      <text:p text:style-name="P3"><text:s text:c="8"/></text:p>
      <text:p text:style-name="P3"><text:s text:c="8"/></text:p>
      <text:p text:style-name="P3"><text:s text:c="8"/><text:span text:style-name="T7">/**</text:span></text:p>
      <text:p text:style-name="P1"><text:s text:c="9"/>* If you are ever going to do the same calculation more than three times, </text:p>
      <text:p text:style-name="P1"><text:s text:c="9"/>* or if the calculation is more than three lines and done more than once</text:p>
      <text:p text:style-name="P1"><text:s text:c="9"/>* create a method for it.</text:p>
      <text:p text:style-name="P1"><text:s text:c="9"/>* </text:p>
      <text:p text:style-name="P1"><text:s text:c="9"/>* The params starting with the at symbol here are fairly self explanatory.</text:p>
      <text:p text:style-name="P1"><text:s text:c="9"/>* </text:p>
      <text:p text:style-name="P1"><text:s text:c="9"/>* @param floorNumber - The floor number the elevator will stop at.</text:p>
      <text:p text:style-name="P1"><text:s text:c="9"/>* @return The name of the zone representing the floor.</text:p>
      <text:p text:style-name="P1"><text:s text:c="9"/>*/</text:p>
      <text:p text:style-name="P3"><text:s text:c="8"/><text:span text:style-name="T1">public</text:span> String <text:span text:style-name="T13">getElevatorZoneForFloor</text:span><text:span text:style-name="T4">(</text:span><text:span text:style-name="T8">int</text:span> floorNumber<text:span text:style-name="T4">)</text:span></text:p>
      <text:p text:style-name="P3"><text:s text:c="8"/><text:span text:style-name="T4">{</text:span></text:p>
      <text:p text:style-name="P3"><text:s text:c="16"/><text:span text:style-name="T7">// When doing calculations, try to leave one blank space around </text:span></text:p>
      <text:p text:style-name="P3"><text:s text:c="16"/><text:span text:style-name="T7">// operators.</text:span></text:p>
      <text:p text:style-name="P3"><text:s text:c="16"/><text:span text:style-name="T1">return</text:span> <text:span text:style-name="T11">"Floor"</text:span> <text:span text:style-name="T4">+</text:span> floorNumber<text:span text:style-name="T4">;</text:span></text:p>
      <text:p text:style-name="P3"><text:s text:c="16"/></text:p>
      <text:p text:style-name="P3"><text:s text:c="16"/><text:span text:style-name="T7">// As a bad example, the string "Floor" here is hard-coded, these hard</text:span></text:p>
      <text:p text:style-name="P3"><text:s text:c="16"/><text:span text:style-name="T7">// codings that aren't defined up above in the class are called "magic</text:span></text:p>
      <text:p text:style-name="P3"><text:s text:c="16"/><text:span text:style-name="T7">// numbers" and should be avoided, because it makes later maintenance</text:span></text:p>
      <text:p text:style-name="P3"><text:s text:c="16"/><text:span text:style-name="T7">// much more difficult.</text:span></text:p>
      <text:p text:style-name="P3"><text:s text:c="8"/><text:span text:style-name="T4">}</text:span></text:p>
      <text:p text:style-name="P2">}</text:p>
      <text:p text:style-name="P3"/>
      <text:p text:style-name="P3"/>
      <text:p text:style-name="P1">/**</text:p>
      <text:p text:style-name="P1"><text:s/>* END NOTE: The best coders try to leave "self documenting" code, meaning it</text:p>
      <text:p text:style-name="P1"><text:s/>* has few, if any, comments, except for method and class headers. This means</text:p>
      <text:p text:style-name="P1"><text:s/>* all variables should be named well, including units, if applicable i.e.</text:p>
      <text:p text:style-name="P1"><text:s/>* degreesC, all methods describe what they do, and their params are clear.</text:p>
      <text:p text:style-name="P1"><text:s/>* This is because as code gets updated, comments tend not to, so contradictions </text:p>
      <text:p text:style-name="P1"><text:s/>* are common.</text:p>
      <text:p text:style-name="P4"><text:s/>*/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291in" fo:margin-bottom="0.3126in" fo:margin-left="0.1563in" fo:margin-right="0.295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</meta:initial-creator>
    <meta:creation-date>2012-07-13T00:28:09</meta:creation-date>
    <dc:date>2012-07-13T01:00:56</dc:date>
    <dc:creator>Joseph </dc:creator>
    <meta:editing-duration>PT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94" meta:word-count="596" meta:character-count="4480" meta:non-whitespace-character-count="2910"/>
  </office:meta>
</office:document-meta>
</file>